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_task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Planification des tâches</text:p>
          </table:table-cell>
          <table:table-cell table:style-name="ce6" office:value-type="string" calcext:value-type="string">
            <text:p>Temps estimé (h)</text:p>
          </table:table-cell>
          <table:table-cell table:style-name="ce6" office:value-type="string" calcext:value-type="string">
            <text:p>Temp dépensé (h)</text:p>
          </table:table-cell>
          <table:table-cell table:style-name="ce6" office:value-type="string" calcext:value-type="string">
            <text:p>Temps restant (h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ation</text:p>
          </table:table-cell>
          <table:table-cell table:style-name="ce7" table:formula="of:=SUM([plan_task.B3:.B5])" office:value-type="float" office:value="21" calcext:value-type="float">
            <text:p>21</text:p>
          </table:table-cell>
          <table:table-cell table:style-name="ce7" table:formula="of:=SUM([plan_task.C3:.C5])" office:value-type="float" office:value="7" calcext:value-type="float">
            <text:p>7</text:p>
          </table:table-cell>
          <table:table-cell table:style-name="ce7" table:formula="of:=[.B2]-[.C2]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édaction du rapport d'étape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édaction du rapport technique final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4]-[.C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éparation de la présentation orale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5]-[.C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brication du circuit électronique (prototype)</text:p>
          </table:table-cell>
          <table:table-cell table:style-name="ce7" table:formula="of:=SUM([plan_task.B7:.B12])" office:value-type="float" office:value="25" calcext:value-type="float">
            <text:p>25</text:p>
          </table:table-cell>
          <table:table-cell table:style-name="ce7" table:formula="of:=SUM([plan_task.C7:.C12])" office:value-type="float" office:value="25" calcext:value-type="float">
            <text:p>25</text:p>
          </table:table-cell>
          <table:table-cell table:style-name="ce7" table:formula="of:=[.B6]-[.C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élection du microcontrolleur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[.B7]-[.C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ception du circuit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[.B8]-[.C8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provisionnement des composantes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[.B9]-[.C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semblage du circui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[.B10]-[.C10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 la programmation du microprogramme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[.B11]-[.C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ity check du circuit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[.B12]-[.C1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ception logiciel</text:p>
          </table:table-cell>
          <table:table-cell table:style-name="ce7" table:formula="of:=SUM([plan_task.B14:.B18])" office:value-type="float" office:value="60" calcext:value-type="float">
            <text:p>60</text:p>
          </table:table-cell>
          <table:table-cell table:style-name="ce7" table:formula="of:=SUM([plan_task.C14:.C18])" office:value-type="float" office:value="18" calcext:value-type="float">
            <text:p>18</text:p>
          </table:table-cell>
          <table:table-cell table:style-name="ce7" table:formula="of:=[.B13]-[.C13]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lémentation du pilote HID sur le microcontrolleur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B14]-[.C14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lémentation du protocole USB virtuel sur le microcontrolleu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[.B15]-[.C15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lémentation des requis fonctionnels du système</text:p>
          </table:table-cell>
          <table:table-cell table:style-name="ce8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B16]-[.C16]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lémentation des requis de sécurité du système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17]-[.C17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lémentation de l'application usager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B18]-[.C1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st du logiciel</text:p>
          </table:table-cell>
          <table:table-cell table:style-name="ce7" table:formula="of:=SUM([plan_task.B20:.B26])" office:value-type="float" office:value="44" calcext:value-type="float">
            <text:p>44</text:p>
          </table:table-cell>
          <table:table-cell table:style-name="ce7" table:formula="of:=SUM([.C20:.C26])" office:value-type="float" office:value="10" calcext:value-type="float">
            <text:p>10</text:p>
          </table:table-cell>
          <table:table-cell table:style-name="ce7" table:formula="of:=[.B19]-[.C19]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s communications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B20]-[.C20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u protocol USB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B21]-[.C2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u pilote HID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B22]-[.C2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s requis fonctionnels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B23]-[.C2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s requis de sécurité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24]-[.C2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 l'application usager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25]-[.C2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de performance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26]-[.C2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briquation du prototype final</text:p>
          </table:table-cell>
          <table:table-cell table:style-name="ce7" table:formula="of:=SUM([plan_task.B28:.B33])" office:value-type="float" office:value="29" calcext:value-type="float">
            <text:p>29</text:p>
          </table:table-cell>
          <table:table-cell table:style-name="ce7" table:formula="of:=SUM([.C28:.C33])" office:value-type="float" office:value="12" calcext:value-type="float">
            <text:p>12</text:p>
          </table:table-cell>
          <table:table-cell table:style-name="ce7" table:formula="of:=[.B27]-[.C27]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ception du PCB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[.B28]-[.C2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évision du PCB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B29]-[.C2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provisionnement des composantes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B30]-[.C30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brication du PCB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31]-[.C31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semblage PCB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32]-[.C3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st PCB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B33]-[.C33]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4" table:formula="of:=[plan_task.B2]+[plan_task.B6]+[plan_task.B13]+[plan_task.B19]+[plan_task.B27]" office:value-type="float" office:value="179" calcext:value-type="float">
            <text:p>179</text:p>
          </table:table-cell>
          <table:table-cell table:style-name="ce4" table:formula="of:=[plan_task.C2]+[plan_task.C6]+[plan_task.C13]+[plan_task.C19]+[plan_task.C27]" office:value-type="float" office:value="72" calcext:value-type="float">
            <text:p>72</text:p>
          </table:table-cell>
          <table:table-cell table:style-name="ce4" table:formula="of:=[plan_task.D2]+[plan_task.D6]+[plan_task.D13]+[plan_task.D19]+[plan_task.D27]" office:value-type="float" office:value="107" calcext:value-type="float">
            <text:p>107</text:p>
          </table:table-cell>
          <table:table-cell table:number-columns-repeated="102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s" table:style-name="ta1">
        <table:table-column table:style-name="co4" table:default-cell-style-name="ce12"/>
        <table:table-column table:style-name="co3" table:default-cell-style-name="ce13"/>
        <table:table-row table:style-name="ro4">
          <table:table-cell table:style-name="ce1" office:value-type="string" calcext:value-type="string">
            <text:p>Matériel</text:p>
          </table:table-cell>
          <table:table-cell table:style-name="ce6" office:value-type="string" calcext:value-type="string">
            <text:p>Coût estimé </text:p>
          </table:table-cell>
        </table:table-row>
        <table:table-row table:style-name="ro3">
          <table:table-cell office:value-type="string" calcext:value-type="string">
            <text:p>Carte de développement</text:p>
          </table:table-cell>
          <table:table-cell office:value-type="currency" office:currency="CAD" office:value="10" calcext:value-type="currency">
            <text:p>$10.00</text:p>
          </table:table-cell>
        </table:table-row>
        <table:table-row table:style-name="ro3">
          <table:table-cell office:value-type="string" calcext:value-type="string">
            <text:p>Composantes électroniques</text:p>
          </table:table-cell>
          <table:table-cell office:value-type="currency" office:currency="CAD" office:value="60" calcext:value-type="currency">
            <text:p>$60.00</text:p>
          </table:table-cell>
        </table:table-row>
        <table:table-row table:style-name="ro3">
          <table:table-cell office:value-type="string" calcext:value-type="string">
            <text:p>Outils de débogage</text:p>
          </table:table-cell>
          <table:table-cell office:value-type="currency" office:currency="CAD" office:value="30" calcext:value-type="currency">
            <text:p>$30.00</text:p>
          </table:table-cell>
        </table:table-row>
        <table:table-row table:style-name="ro3">
          <table:table-cell office:value-type="string" calcext:value-type="string">
            <text:p>Services de fabrication PCB</text:p>
          </table:table-cell>
          <table:table-cell office:value-type="currency" office:currency="CAD" office:value="80" calcext:value-type="currency">
            <text:p>$80.00</text:p>
          </table:table-cell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14" table:formula="of:=SUM([costs.B2:.B5])" office:value-type="currency" office:currency="CAD" office:value="180" calcext:value-type="currency">
            <text:p>$180.0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00-00-00</text:date>, <text:time style:data-style-name="N2" text:time-value="13:28:42.056793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u Jora</meta:initial-creator>
    <meta:creation-date>2016-01-11T17:35:46.972613659</meta:creation-date>
    <dc:date>2016-02-17T19:56:53.090592226</dc:date>
    <dc:creator>Alexandru Jora</dc:creator>
    <meta:editing-duration>PT42M24S</meta:editing-duration>
    <meta:editing-cycles>8</meta:editing-cycles>
    <meta:generator>LibreOffice/5.0.4.2$Linux_X86_64 LibreOffice_project/00m0$Build-2</meta:generator>
    <meta:document-statistic meta:table-count="3" meta:cell-count="148" meta:object-count="0"/>
  </office:meta>
</office:document-meta>
</file>